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0fe" officeooo:paragraph-rsid="001680fe"/>
    </style:style>
    <style:style style:name="P2" style:family="paragraph" style:parent-style-name="Standard">
      <style:text-properties officeooo:rsid="0017e4cb" officeooo:paragraph-rsid="0017e4cb"/>
    </style:style>
    <style:style style:name="P3" style:family="paragraph" style:parent-style-name="Standard">
      <style:text-properties officeooo:rsid="001a7c06" officeooo:paragraph-rsid="001a7c06"/>
    </style:style>
    <style:style style:name="P4" style:family="paragraph" style:parent-style-name="Standard">
      <style:text-properties officeooo:rsid="001c3993" officeooo:paragraph-rsid="001c3993"/>
    </style:style>
    <style:style style:name="P5" style:family="paragraph" style:parent-style-name="Standard">
      <style:text-properties officeooo:rsid="001ce07e" officeooo:paragraph-rsid="001ce07e"/>
    </style:style>
    <style:style style:name="P6" style:family="paragraph" style:parent-style-name="Standard">
      <style:text-properties officeooo:rsid="001eaa7f" officeooo:paragraph-rsid="001eaa7f"/>
    </style:style>
    <style:style style:name="P7" style:family="paragraph" style:parent-style-name="Standard">
      <style:text-properties officeooo:rsid="001680fe" officeooo:paragraph-rsid="001680fe"/>
    </style:style>
    <style:style style:name="P8" style:family="paragraph" style:parent-style-name="Standard">
      <style:text-properties officeooo:rsid="00225da4" officeooo:paragraph-rsid="00225da4"/>
    </style:style>
    <style:style style:name="P9" style:family="paragraph" style:parent-style-name="Standard">
      <style:text-properties officeooo:rsid="0017e4cb" officeooo:paragraph-rsid="0017e4cb"/>
    </style:style>
    <style:style style:name="P10" style:family="paragraph" style:parent-style-name="Standard">
      <style:text-properties style:font-name="sans-serif" fo:font-size="8.25pt" officeooo:rsid="0017e4cb" officeooo:paragraph-rsid="0017e4cb"/>
    </style:style>
    <style:style style:name="T1" style:family="text">
      <style:text-properties officeooo:rsid="0017e4cb"/>
    </style:style>
    <style:style style:name="T2" style:family="text">
      <style:text-properties officeooo:rsid="001858b1"/>
    </style:style>
    <style:style style:name="T3" style:family="text">
      <style:text-properties officeooo:rsid="0018fe5a"/>
    </style:style>
    <style:style style:name="T4" style:family="text">
      <style:text-properties officeooo:rsid="00225da4"/>
    </style:style>
    <style:style style:name="T5" style:family="text">
      <style:text-properties officeooo:rsid="0023f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Editors</text:p>
      <text:p text:style-name="P1">#Phytoplankton</text:p>
      <text:p text:style-name="P2">(a priori, aucun qui s’intéresse vraiment à la biodiversité)</text:p>
      <text:p text:style-name="P1">Carpenter: <text:span text:style-name="T1">très</text:span> intéressé dans les lacs/cycle des nutriments et regime shift <text:span text:style-name="T1">MAIS est cité et a travaillé avec Ives</text:span></text:p>
      <text:p text:style-name="P1">Chisholm: idem <text:span text:style-name="T1">pour le cycle des nutriments. Plutôt non.</text:span></text:p>
      <text:p text:style-name="P2">D’Asaro might be interesting to study mais beaucoup trop hydrodynamique</text:p>
      <text:p text:style-name="P2">Falkowski : très photosynthèse et azote + temps anciens</text:p>
      <text:p text:style-name="P2">Knoll : non. Paleo. </text:p>
      <text:p text:style-name="P2">Schopf : Idem. Precambrien.</text:p>
      <text:p text:style-name="P2"/>
      <text:p text:style-name="P2">#Biodiversity</text:p>
      <text:p text:style-name="P2">Tilman ?? [Mais on vient plutôt en opposition, d’une certaine manière?]</text:p>
      <text:p text:style-name="P2"/>
      <text:p text:style-name="P2">#Coexistence : <text:span text:style-name="T2">only chemistry</text:span></text:p>
      <text:p text:style-name="P2"/>
      <text:p text:style-name="P2">Cohen, Joel E. : <text:span text:style-name="T3">branché matrice, mais très food we, pourrait nous reprocher de travailler sur un seul niveau</text:span></text:p>
      <text:p text:style-name="P3">Fenchel, T : aquatic microbial ecology (???)</text:p>
      <text:p text:style-name="P4">David Karl : Mostly interested in biogeochemistry, but founded a LTER, so might be interested (???)</text:p>
      <text:p text:style-name="P5">SA Levin : Interested in biodiversity, but mostly at larger scale, with migrations (so might be difficult to argue that our non-closed system can be considered as a closed one)</text:p>
      <text:p text:style-name="P6">Robert May ?</text:p>
      <text:p text:style-name="P2"/>
      <text:p text:style-name="P2">David M. Karl <text:span text:style-name="T5">reviewed two recent papers on phytoplankton</text:span></text:p>
      <text:p text:style-name="P10">David R. Nelson <text:span text:style-name="T5">reviewed a paper on phytoplankton patchiness at small scale (mostly hydrodynamics?)</text:span></text:p>
      <text:p text:style-name="P1"/>
      <text:p text:style-name="P1">3 NAS members</text:p>
      <text:p text:style-name="P8">Maybe take from the list above ?</text:p>
      <text:p text:style-name="P1"/>
      <text:p text:style-name="P1"/>
      <text:p text:style-name="P1">5 qualified reviewers <text:span text:style-name="T4">(none of them is a NAS members)</text:span></text:p>
      <text:p text:style-name="P1"><text:line-break/><text:line-break/>Stefano Allesina, University of Chicago, sallesina@uchicago.edu<text:line-break/><text:line-break/>Kevin Gross, North Carolina State University, krgross@ncsu.edu<text:line-break/><text:line-break/>Stephanie Hampton, Washington State University, s.hampton@wsu.edu<text:line-break/><text:line-break/>Claire Jacquet, University of Zurich, claire.jacquet@eawag.ch<text:line-break/><text:line-break/>Alex James, University of Canterbury, alex.james@canterbury.ac.nz<text:line-break/><text:line-break/>Mark D Scheuerell, NOAA‘s Northwest Fisheries Science Center, mark.scheuerell@noaa.g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05-13T15:17:29.313650609</meta:creation-date>
    <dc:date>2019-05-14T10:34:39.263956290</dc:date>
    <dc:creator>Coralie Picoche</dc:creator>
    <meta:editing-duration>PT2H1M2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41" meta:character-count="1648" meta:non-whitespace-character-count="1422"/>
  </office:meta>
</office:document-meta>
</file>